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a03f1" officeooo:paragraph-rsid="001a03f1"/>
    </style:style>
    <style:style style:name="P2" style:family="paragraph" style:parent-style-name="Standard">
      <style:text-properties officeooo:rsid="001a874d" officeooo:paragraph-rsid="001a874d"/>
    </style:style>
    <style:style style:name="P3" style:family="paragraph" style:parent-style-name="Standard">
      <style:text-properties officeooo:rsid="001a03f1" officeooo:paragraph-rsid="001a03f1"/>
    </style:style>
    <style:style style:name="P4" style:family="paragraph" style:parent-style-name="Standard">
      <style:paragraph-properties fo:text-align="center" style:justify-single-word="false"/>
      <style:text-properties officeooo:rsid="001a03f1" officeooo:paragraph-rsid="001a03f1"/>
    </style:style>
    <style:style style:name="P5" style:family="paragraph" style:parent-style-name="Standard">
      <style:paragraph-properties fo:text-align="end" style:justify-single-word="false"/>
      <style:text-properties officeooo:rsid="001a03f1" officeooo:paragraph-rsid="001a03f1"/>
    </style:style>
    <style:style style:name="P6" style:family="paragraph" style:parent-style-name="Standard">
      <style:text-properties officeooo:rsid="001a03f1" officeooo:paragraph-rsid="002204d4"/>
    </style:style>
    <style:style style:name="P7" style:family="paragraph" style:parent-style-name="Standard">
      <style:text-properties officeooo:rsid="001ca00e" officeooo:paragraph-rsid="001ca00e"/>
    </style:style>
    <style:style style:name="P8" style:family="paragraph" style:parent-style-name="Standard">
      <style:text-properties officeooo:rsid="001bd28c" officeooo:paragraph-rsid="001bd28c"/>
    </style:style>
    <style:style style:name="T1" style:family="text">
      <style:text-properties officeooo:rsid="001e22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班ドキュメント</text:p>
      <text:p text:style-name="P4"/>
      <text:p text:style-name="P5">作成者　　豊住　航暉</text:p>
      <text:p text:style-name="P5"/>
      <text:p text:style-name="P1">１．チームの目標</text:p>
      <text:p text:style-name="P1">　四人という他の班より人数が少ないという面を生かし、一人一人の情報共有力を高め、スピーディー且つ効率の良い開発を行う事を目標とします。</text:p>
      <text:p text:style-name="P7">　また、一人一つの役職という概念は保持しつつも、お互いがお互いの役職を補佐し合う制度を行い、一人一役職は勿論の事、各役職担当者が別の役職の補佐をする事で、トラブルが起きた時に、必ず二人以上で対応するよう心掛けます。</text:p>
      <text:p text:style-name="P1"/>
      <text:p text:style-name="P1"/>
      <text:p text:style-name="P1">２．各個人の役職と目標</text:p>
      <text:p text:style-name="P1">豊住　航暉：プロジェクトリーダー/ドキュメントリーダー</text:p>
      <text:p text:style-name="P1"><text:tab/>全体の進捗状況の把握と管理、またそれに伴った進捗状況の資料作成と管理を行い、班内での<text:tab/>タスクの振り分けとアナウンスを行う。</text:p>
      <text:p text:style-name="P1"><text:tab/>（目標）</text:p>
      <text:p text:style-name="P1"><text:tab/>このプロジェクトを通じて、自分の役割とチームメンバーの強みをよく理解し、個人個人に<text:tab/>合ったタスクを設定し、割り振る事を目標とする。</text:p>
      <text:p text:style-name="P1"><text:tab/>また、工程によっては各メンバーの不得手なタスクを行わなければならない状況になる場合も<text:tab/>想定される。その場合は、それぞれのメンバーが協力し合い、割り振られたタスクを学びなが<text:tab/>ら楽しく行える環境を維持する事を目標とします。</text:p>
      <text:p text:style-name="P1"/>
      <text:p text:style-name="P1">新井　大己：テクニカルリーダー/テスト補佐</text:p>
      <text:p text:style-name="P1"><text:tab/>全体のコーディングの作成、管理を行い、他のメンバーへの助言やコーディングの確認等技術<text:tab/>面全体の監修を行う。</text:p>
      <text:p text:style-name="P6"><text:tab/>（目標）</text:p>
      <text:p text:style-name="P1"><text:tab/>テクニカルリーダーとしてコーディング等のサポートを行い、チームメンバーのスキルアップ<text:tab/>を図る。</text:p>
      <text:p text:style-name="P1"/>
      <text:p text:style-name="P1">金澤　浩亮：テストリーダー/テクニカル補佐</text:p>
      <text:p text:style-name="P1"><text:tab/>Github、進捗状況の管理、テクニカルリーダーとの共同作業やその他班員の技術面でのサポー<text:tab/>トを行う。</text:p>
      <text:p text:style-name="P6"><text:tab/>（目標）</text:p>
      <text:p text:style-name="P6"><text:tab/>テストリーダー兼テクニカル補佐としてテクニカルリーダーのサポートや未経験のプログラム<text:tab/>の補佐、技術面でのサポートを行い作業を円滑に進める。</text:p>
      <text:p text:style-name="P1"/>
      <text:p text:style-name="P1">川瀬　有稀：データベースリーダー/ドキュメント補佐</text:p>
      <text:p text:style-name="P1"><text:tab/>アプリケーション内の機能に関するコーディング、詳細機能の追加、レイアウトデザインの担<text:tab/>当を行う。</text:p>
      <text:p text:style-name="P6"><text:tab/>（目標）</text:p>
      <text:p text:style-name="P2"><text:tab/>みんなの力を借りながらもWeb制作に励みたい。</text:p>
      <text:p text:style-name="P1"/>
      <text:p text:style-name="P1"/>
      <text:p text:style-name="P1"><text:soft-page-break/>３．作成物概要</text:p>
      <text:p text:style-name="P1">課題：教科書販売システム</text:p>
      <text:p text:style-name="P1"/>
      <text:p text:style-name="P8">４．工夫した点</text:p>
      <text:p text:style-name="P8">　要件定義、設計の段階でまずチーム内でViewであるJSP<text:span text:style-name="T1">の名前</text:span>やコーディング規則等、班内での独自のルールを流通させ、異なる人物が作成したコードでも変数名が共通するようにし、後々のコーディングや単体テストにて混乱する可能性を防いだ。</text:p>
      <text:p text:style-name="P8">　また、進捗状況については、ガントチャートによる記入に加え、D班独自に柵瀬したタスク管理図（画面遷移図を模したもの）を作り、日報時間にて班内報告する時間を設け、終了したタスクとこれから行うタスク、現在進行しているタスクを一目で分かるように工夫した。設計の段階で確定した内容は早めにコーディングの段階に移り、進める事が出来る内容は計画の前倒しを行った為、解禁されるタスクが多くなり、それぞれの班員が得意なタスクを行う事が出来た。</text:p>
      <text:p text:style-name="P1">　全ての設計を終え、コーディング作業に移行した後はGitHubで編集が被らないように、各自行う作業をアナウンスし、検索や履歴、管理などの各機能の作成を行った。</text:p>
      <text:p text:style-name="P1"/>
      <text:p text:style-name="P1">５．デモ</text:p>
      <text:p text:style-name="P1"/>
      <text:p text:style-name="P1">６．苦労した点</text:p>
      <text:p text:style-name="P1">　役割分担において役割変更が頻繁にあった為、アナウンスの回数や情報の把握が非常に多く、盤面の整理やタスクの割り振りが難しかった。</text:p>
      <text:p text:style-name="P1">　経験者２名、未経験者２名の構成である為、未経験者の機能作成に経験者がサポートに入る為、経験者の時間的なリソースを割いてしまう。</text:p>
      <text:p text:style-name="P1">　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16:46:52.612000000</meta:creation-date>
    <dc:date>2022-05-25T12:10:12.503000000</dc:date>
    <meta:editing-duration>PT17M2S</meta:editing-duration>
    <meta:editing-cycles>5</meta:editing-cycles>
    <meta:generator>LibreOffice/7.2.5.2$Windows_X86_64 LibreOffice_project/499f9727c189e6ef3471021d6132d4c694f357e5</meta:generator>
    <meta:document-statistic meta:table-count="0" meta:image-count="0" meta:object-count="0" meta:page-count="2" meta:paragraph-count="34" meta:word-count="1380" meta:character-count="1434" meta:non-whitespace-character-count="1397"/>
  </office:meta>
</office:document-meta>
</file>